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9pt"/>
    </style:style>
    <style:style style:family="text" style:name="T3" style:display-name="T3">
      <style:text-properties fo:color="#000000" style:font-name="DejaVu Sans Mono" fo:font-size="9pt" fo:language="en" fo:country="US" fo:font-weight="normal"/>
    </style:style>
    <style:style style:family="text" style:name="T4" style:display-name="T4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Normal">
      <style:paragraph-properties fo:text-align="justify" style:writing-mode="lr"/>
    </style:style>
    <style:style style:family="paragraph" style:name="P8" style:display-name="P8" style:parent-style-name="Normal">
      <style:paragraph-properties fo:text-align="left" style:writing-mode="lr"/>
    </style:style>
    <style:style style:family="paragraph" style:name="P9" style:display-name="P9" style:parent-style-name="Text-body">
      <style:paragraph-properties fo:text-align="left" style:writing-mode="lr"/>
    </style:style>
    <style:style style:family="paragraph" style:name="P10" style:display-name="P10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4: Modification on ‘grand’: hypermatrices</text:p>
        <text:p text:style-name="P2"/>
        <text:p text:style-name="P3"/>
        <text:p text:style-name="P4">Version: 13/05/13</text:p>
        <text:p text:style-name="P4">Authors: Paul Bignier, Samuel Gougeon</text:p>
        <text:p text:style-name="P3">State: DRAFT</text:p>
        <text:p text:style-name="P3">Scilab-Version: Scilab 5.5.0</text:p>
        <text:p text:style-name="P3">Created: May 13<text:span text:style-name="T1">th</text:span>, 2013</text:p>
        <text:p text:style-name="P2"/>
        <text:p text:style-name="P3"/>
        <text:p text:style-name="P5">Abstract</text:p>
        <text:p text:style-name="P3">This document presents a modification on the function ‘grand’. It can now take more than two “size arguments” (‘m’, ‘n’, ‘o’,...) at the beginning of the input, and returns a ‘m’ x ‘n’ x ‘o’ x ... hypermatrix.</text:p>
        <text:p text:style-name="P3">Similarly, the first input argument of ‘grand’ can now be a hypermatrix. Its size will determine the size of the resulting hypermatrix.</text:p>
        <text:p text:style-name="P3"/>
        <text:p text:style-name="P5">Rationale</text:p>
        <text:p text:style-name="P6">Currently, if the two first arguments of ‘grand' are integers (‘m’, ‘n’), then ‘grand’ returns a vector ‘m’ x ‘n’ of random numbers (with respect to the following arguments describing the distrubtion).</text:p>
        <text:p text:style-name="P6">The hereby proposed modification allows the next arguments to be integers (‘o’, ...), in which case ‘grand’ returns a hypermatrix of size ‘m’ x ‘n’ x ‘o’ x ..., still respecting the following arguments.</text:p>
        <text:p text:style-name="P6"/>
        <text:p text:style-name="P5">Technical aspects</text:p>
        <text:p text:style-name="P7">Technically, this operation is already possible by resizing the result. For instance, the hypermatrix <text:span text:style-name="T2">mat = grand(5, 5, 4, </text:span>'<text:span text:style-name="T2">unf</text:span>'<text:span text:style-name="T2">, 0.0, 1.0)</text:span> can be obtained via :﻿</text:p>
        <text:p text:style-name="P8"><text:span text:style-name="T2">n1 = 5;</text:span></text:p>
        <text:p text:style-name="P8"><text:span text:style-name="T2">n2 = 5;</text:span></text:p>
        <text:p text:style-name="P8"><text:span text:style-name="T2">n3 = 4;</text:span></text:p>
        <text:p text:style-name="P8"><text:span text:style-name="T2">stream = grand(n1*n2*n3, 1, </text:span>'<text:span text:style-name="T2">unf</text:span>'<text:span text:style-name="T2">, 0.0, 1.0);</text:span></text:p>
        <text:p text:style-name="P8"><text:span text:style-name="T2">mat = matrix(stream, n1, n2, n3)</text:span></text:p>
        <text:p text:style-name="P8"/>
        <text:p text:style-name="P8">The modification operates the same way. Indeed, if the third argument is detected to be an integer, then a new call to grand is made, but with two “size arguments”, and a “hypermatrization” is run at the end. To ease the implementation, two macros have been designed to handle the two new cases (&gt; 2 integers as first arguments and hypermatrix as input), they are called via <text:span text:style-name="T2">OverLoad()</text:span>.</text:p>
        <text:p text:style-name="Normal"/>
        <text:p text:style-name="Heading-3">Example</text:p>
        <text:p text:style-name="P9"><text:span text:style-name="T3">mat = grand(5, 5, 4, </text:span>'<text:span text:style-name="T3">unf</text:span>'<text:span text:style-name="T3">, 0.0, 1.0)</text:span></text:p>
        <text:p text:style-name="P9"/>
        <text:p text:style-name="P9"><text:span text:style-name="T3">// Building a hypermatrix and using it as first argument</text:span></text:p>
        <text:p text:style-name="P9"><text:span text:style-name="T3">x = grand(1, 2, 3, </text:span>'<text:span text:style-name="T3">def</text:span>'<text:span text:style-name="T3">); mat = grand(x, </text:span>'<text:span text:style-name="T3">def</text:span>'<text:span text:style-name="T3">)</text:span></text:p>
        <text:p text:style-name="P9"/>
        <text:p text:style-name="Heading-3">Bibliography</text:p>
        <text:p text:style-name="P9"><text:tab/>https://bugzilla.scilab.org/show_bug.cgi?id=5207</text:p>
        <text:p text:style-name="P9"/>
        <text:p text:style-name="P5">Changelog</text:p>
        <text:p text:style-name="P10"><text:tab/><text:span text:style-name="T4">1.0 – Initial Version</text:span></text:p>
        <text:p text:style-name="P10"/>
        <text:p text:style-name="P5">Copyright</text:p>
        <text:p text:style-name="P4"><text:tab/>Copyright (C) 2013 - Samuel Gougeon</text:p>
        <text:p text:style-name="P4"><text:tab/>Copyright (C) 2013 - Scilab Enterprises - Paul Bigni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Internet-link-text-text-text-text-text-text-text-text-text-text-text-text-text-text-text-text" style:display-name="Internet link_text_text_text_text_text_text_text_text_text_text_text_text_text_text_text_text" style:next-style-name="Internet-link-text-text-text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-text" style:display-name="Bullet Symbols_text_text_text_text_text_text_text_text_text_text_text_text_text_text" style:next-style-name="Bullet-Symbols-text-text-text-text-text-text-text-text-text-text-text-text-text-text">
      <style:text-properties style:font-name="StarSymbol" fo:font-size="9pt"/>
    </style:style>
    <style:style style:family="text" style:name="Teletype-text-text-text-text-text-text-text-text-text-text-text-text-text-text" style:display-name="Teletype_text_text_text_text_text_text_text_text_text_text_text_text_text_text" style:next-style-name="Teletype-text-text-text-text-text-text-text-text-text-text-text-text-text-text">
      <style:text-properties style:font-name="DejaVu Sans Mono"/>
    </style:style>
    <style:style style:family="text" style:name="Bullet-Symbols-text-text-text-text-text-text-text-text-text-text-text-text-text-text-text-text" style:display-name="Bullet Symbols_text_text_text_text_text_text_text_text_text_text_text_text_text_text_text_text" style:next-style-name="Bullet-Symbols-text-text-text-text-text-text-text-text-text-text-text-text-text-text-text-text">
      <style:text-properties style:font-name="OpenSymbol"/>
    </style:style>
    <style:style style:family="text" style:name="Citation-text-text-text-text-text-text-text-text-text-text-text-text-text-text-text-text" style:display-name="Citation_text_text_text_text_text_text_text_text_text_text_text_text_text_text_text_text" style:next-style-name="Citation-text-text-text-text-text-text-text-text-text-text-text-text-text-text-text-text">
      <style:text-properties fo:font-style="italic"/>
    </style:style>
    <style:style style:family="text" style:name="Source-Text-text-text-text-text-text-text-text-text-text-text-text-text-text-text" style:display-name="Source Text_text_text_text_text_text_text_text_text_text_text_text_text_text_text" style:next-style-name="Source-Text-text-text-text-text-text-text-text-text-text-text-text-text-text-text">
      <style:text-properties style:font-name="Courier New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 style:next-style-name="Plain-Text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